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B4D04904E5614076.png" manifest:media-type="image/png"/>
  <manifest:file-entry manifest:full-path="Pictures/100011E400007C2000007C204136572C324BB46D.svg" manifest:media-type="image/svg+xml"/>
  <manifest:file-entry manifest:full-path="Pictures/10000001000002C3000002C3259DF6DA5973B993.png" manifest:media-type="image/png"/>
  <manifest:file-entry manifest:full-path="Pictures/10000B51000052C9000052C99EEC2ACB840228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7cm" svg:height="3.07cm" svg:x="1.21cm" svg:y="5.28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21cm" svg:y="5.28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21cm" svg:y="5.28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21cm" svg:y="5.28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8.407cm" svg:y="5.55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5.655cm" svg:y="7.88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88cm" svg:y="5.3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88cm" svg:y="5.3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88cm" svg:y="5.3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88cm" svg:y="5.3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7.932cm" svg:y="7.66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3.698cm" svg:y="4.81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6.185cm" svg:y="7.45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2.692cm" svg:y="7.77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645cm" svg:y="8.6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952cm" svg:y="12.74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89cm" svg:y="5.97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4.122cm" svg:y="6.8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645cm" svg:y="5.60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645cm" svg:y="5.60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645cm" svg:y="5.60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645cm" svg:y="5.60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2.112cm" svg:y="8.93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89cm" svg:y="10.63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5cm" svg:y="4.81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2.535cm" svg:y="7.66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5.075cm" svg:y="8.6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4.97cm" svg:y="5.44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6.98cm" svg:y="9.67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7.297cm" svg:y="7.98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5.127cm" svg:y="6.02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5.127cm" svg:y="6.02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6.185cm" svg:y="7.3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7.667cm" svg:y="6.8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2.535cm" svg:y="9.25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8.62cm" svg:y="3.85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0.68cm" svg:y="6.873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0.68cm" svg:y="6.873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635cm" svg:y="9.04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.317cm" svg:y="9.9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8.725cm" svg:y="9.8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0.63cm" svg:y="8.6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358cm" svg:y="6.978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6.557cm" svg:y="13.48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3.382cm" svg:y="12.74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8.725cm" svg:y="11.26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6.555cm" svg:y="7.24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3.487cm" svg:y="8.93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2.162cm" svg:y="7.296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2.162cm" svg:y="7.296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2.162cm" svg:y="7.296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2.905cm" svg:y="13.06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2.217cm" svg:y="11.47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7.35cm" svg:y="8.93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115cm" svg:y="7.1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115cm" svg:y="7.1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115cm" svg:y="7.1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3.857cm" svg:y="8.6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6.027cm" svg:y="8.30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7.772cm" svg:y="4.17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3cm" svg:y="7.2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3cm" svg:y="7.2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3cm" svg:y="7.2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3cm" svg:y="7.2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388cm" svg:height="3.388cm" svg:x="13.7cm" svg:y="9.67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5.71cm" svg:y="11.477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6.397cm" svg:y="9.89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9.255cm" svg:y="11.79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6.397cm" svg:y="11.26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6.08cm" svg:y="12.852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1.794cm" svg:y="7.88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3.07cm" svg:height="3.07cm" svg:x="10.312cm" svg:y="9.255cm">
          <draw:image xlink:href="Pictures/10000B51000052C9000052C99EEC2ACB84022804.svg" xlink:type="simple" xlink:show="embed" xlink:actuate="onLoad" draw:mime-type="image/svg+xml">
            <text:p/>
          </draw:image>
          <draw:image xlink:href="Pictures/10000001000002C3000002C3259DF6DA5973B993.png" xlink:type="simple" xlink:show="embed" xlink:actuate="onLoad" draw:mime-type="image/png"/>
        </draw:frame>
        <draw:frame draw:style-name="gr1" draw:text-style-name="P1" draw:layer="layout" svg:width="5.715cm" svg:height="5.715cm" svg:x="7.667cm" svg:y="15.287cm">
          <draw:image xlink:href="Pictures/100011E400007C2000007C204136572C324BB46D.svg" xlink:type="simple" xlink:show="embed" xlink:actuate="onLoad" draw:mime-type="image/svg+xml">
            <text:p/>
          </draw:image>
          <draw:image xlink:href="Pictures/10000001000002C3000002C3B4D04904E561407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T</meta:initial-creator>
    <meta:creation-date>2023-10-03T19:29:32.684176346</meta:creation-date>
    <dc:date>2023-10-03T19:36:17.209923008</dc:date>
    <dc:creator>A T</dc:creator>
    <meta:editing-duration>PT6M45S</meta:editing-duration>
    <meta:editing-cycles>1</meta:editing-cycles>
    <meta:generator>LibreOffice/7.4.7.2$Linux_X86_64 LibreOffice_project/40$Build-2</meta:generator>
    <meta:document-statistic meta:object-count="73"/>
  </office:meta>
</office:document-meta>
</file>